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9.3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FEEDBACK</text:p>
          </table:table-cell>
          <table:table-cell table:style-name="ce4" office:value-type="string" calcext:value-type="string">
            <text:p>PLAYING A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SEVERITY</text:p>
          </table:table-cell>
          <table:table-cell table:style-name="ce5" office:value-type="string" calcext:value-type="string">
            <text:p>FIXED BY</text:p>
          </table:table-cell>
          <table:table-cell table:style-name="ce5" office:value-type="string" calcext:value-type="string">
            <text:p>DATE FIXED</text:p>
          </table:table-cell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 canten balcony has a mesh collider and should use primities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ligne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 in the biosphere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ris need a railing as you can get yourself stuck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 area doesn’t cover the whole biosphere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oiusly pressurisation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number-columns-repeated="4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9:52:29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09:20:28.817000000</meta:creation-date>
    <meta:generator>LibreOffice/6.3.1.2$Windows_X86_64 LibreOffice_project/b79626edf0065ac373bd1df5c28bd630b4424273</meta:generator>
    <dc:date>2020-03-06T10:19:03.308000000</dc:date>
    <meta:editing-duration>PT6M40S</meta:editing-duration>
    <meta:editing-cycles>3</meta:editing-cycles>
    <meta:document-statistic meta:table-count="1" meta:cell-count="196" meta:object-count="0"/>
  </office:meta>
</office:document-meta>
</file>